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.247cm" style:rel-column-width="4807*"/>
    </style:style>
    <style:style style:name="Table1.B" style:family="table-column">
      <style:table-column-properties style:column-width="7.239cm" style:rel-column-width="27905*"/>
    </style:style>
    <style:style style:name="Table1.C" style:family="table-column">
      <style:table-column-properties style:column-width="5.207cm" style:rel-column-width="20072*"/>
    </style:style>
    <style:style style:name="Table1.D" style:family="table-column">
      <style:table-column-properties style:column-width="1.651cm" style:rel-column-width="6364*"/>
    </style:style>
    <style:style style:name="Table1.E" style:family="table-column">
      <style:table-column-properties style:column-width="1.656cm" style:rel-column-width="6387*"/>
    </style:style>
    <style:style style:name="Table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1 </text:p>
          </table:table-cell>
          <table:table-cell table:style-name="Table1.A1" office:value-type="string">
            <text:p text:style-name="Table_20_Contents"><text:bookmark text:name="search_name1b4"/><text:a xlink:type="simple" xlink:href="https://test.the-ark.org.au/ark/home?1#">Test Search 2.01 </text:a></text:p>
          </table:table-cell>
          <table:table-cell table:style-name="Table1.A1" office:value-type="string">
            <text:p text:style-name="Table_20_Contents">FINISHED </text:p>
          </table:table-cell>
          <table:table-cell table:style-name="Table1.A1" office:value-type="string">
            <text:p text:style-name="Table_20_Contents">13/05/2013 03:53:14 </text:p>
          </table:table-cell>
          <table:table-cell table:style-name="Table1.A1" office:value-type="string">
            <text:p text:style-name="Table_20_Contents">13/05/2013 04:28:51</text:p>
          </table:table-cell>
        </table:table-row>
      </table:table>
      <text:p text:style-name="Standard">~56K → 54500ish with name like 'Trav%'.</text:p>
      <text:p text:style-name="Standard"/>
      <text:p text:style-name="Standard">Each query then takes about 5-7 minutes to run.</text:p>
      <text:p text:style-name="Standard"/>
      <text:p text:style-name="Standard">Total time 35 ish minut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5-13T16:30:54</meta:creation-date>
    <dc:date>2013-05-16T09:55:14</dc:date>
    <dc:creator>travis </dc:creator>
    <meta:editing-duration>PT1M44S</meta:editing-duration>
    <meta:editing-cycles>1</meta:editing-cycles>
    <meta:document-statistic meta:table-count="1" meta:image-count="0" meta:object-count="0" meta:page-count="1" meta:paragraph-count="8" meta:word-count="30" meta:character-count="179" meta:non-whitespace-character-count="153"/>
    <meta:generator>LibreOffice/3.5$Linux_x86 LibreOffice_project/350m1$Build-2</meta:generator>
  </office:meta>
</office:document-meta>
</file>